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2" svg:font-family="Arial" style:font-family-generic="swiss"/>
    <style:font-face style:name="Calibri1" svg:font-family="Calibri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422cm" fo:margin-left="0.309cm" table:align="left" style:writing-mode="lr-tb"/>
    </style:style>
    <style:style style:name="Table1.A" style:family="table-column">
      <style:table-column-properties style:column-width="5.149cm"/>
    </style:style>
    <style:style style:name="Table1.B" style:family="table-column">
      <style:table-column-properties style:column-width="5.749cm"/>
    </style:style>
    <style:style style:name="Table1.C" style:family="table-column">
      <style:table-column-properties style:column-width="5.525cm"/>
    </style:style>
    <style:style style:name="Table1.1" style:family="table-row">
      <style:table-row-properties style:min-row-height="0.688cm" style:keep-together="true" fo:keep-together="auto"/>
    </style:style>
    <style:style style:name="Table1.A1" style:family="table-cell">
      <style:table-cell-properties style:vertical-align="top" fo:background-color="#f2f2f2" fo:padding="0cm" fo:border-left="0.035cm solid #c0c0c0" fo:border-right="none" fo:border-top="0.035cm solid #c0c0c0" fo:border-bottom="0.035cm solid #c0c0c0" style:writing-mode="lr-tb">
        <style:background-image/>
      </style:table-cell-properties>
    </style:style>
    <style:style style:name="Table1.C1" style:family="table-cell">
      <style:table-cell-properties style:vertical-align="top" fo:background-color="#f2f2f2" fo:padding="0cm" fo:border="0.035cm solid #c0c0c0" style:writing-mode="lr-tb">
        <style:background-image/>
      </style:table-cell-properties>
    </style:style>
    <style:style style:name="Table1.A2" style:family="table-cell">
      <style:table-cell-properties style:vertical-align="top" fo:padding="0cm" fo:border-left="0.035cm solid #c0c0c0" fo:border-right="none" fo:border-top="0.035cm solid #c0c0c0" fo:border-bottom="0.035cm solid #c0c0c0" style:writing-mode="lr-tb"/>
    </style:style>
    <style:style style:name="Table1.C2" style:family="table-cell">
      <style:table-cell-properties style:vertical-align="top" fo:padding="0cm" fo:border="0.035cm solid #c0c0c0" style:writing-mode="lr-tb"/>
    </style:style>
    <style:style style:name="Table2" style:family="table">
      <style:table-properties style:width="16.314cm" fo:margin-left="0.415cm" table:align="left" style:writing-mode="lr-tb"/>
    </style:style>
    <style:style style:name="Table2.A" style:family="table-column">
      <style:table-column-properties style:column-width="4.972cm"/>
    </style:style>
    <style:style style:name="Table2.B" style:family="table-column">
      <style:table-column-properties style:column-width="11.342cm"/>
    </style:style>
    <style:style style:name="Table2.1" style:family="table-row">
      <style:table-row-properties style:min-row-height="0.58cm" style:keep-together="true" fo:keep-together="auto"/>
    </style:style>
    <style:style style:name="Table2.A1" style:family="table-cell">
      <style:table-cell-properties style:vertical-align="top" fo:padding="0cm" fo:border-left="0.035cm solid #000000" fo:border-right="none" fo:border-top="0.035cm solid #000000" fo:border-bottom="0.035cm solid #000000" style:writing-mode="lr-tb"/>
    </style:style>
    <style:style style:name="Table2.B1" style:family="table-cell">
      <style:table-cell-properties style:vertical-align="top" fo:padding="0cm" fo:border="0.035cm solid #000000" style:writing-mode="lr-tb"/>
    </style:style>
    <style:style style:name="Table2.2" style:family="table-row">
      <style:table-row-properties style:min-row-height="0.617cm" style:keep-together="true" fo:keep-together="auto"/>
    </style:style>
    <style:style style:name="Table2.3" style:family="table-row">
      <style:table-row-properties style:min-row-height="0.651cm" style:keep-together="true" fo:keep-together="auto"/>
    </style:style>
    <style:style style:name="Table2.4" style:family="table-row">
      <style:table-row-properties style:min-row-height="0.688cm" style:keep-together="true" fo:keep-together="auto"/>
    </style:style>
    <style:style style:name="Table2.5" style:family="table-row">
      <style:table-row-properties style:min-row-height="0.653cm" style:keep-together="true" fo:keep-together="auto"/>
    </style:style>
    <style:style style:name="P1" style:family="paragraph" style:parent-style-name="Standard" style:master-page-name="Standard">
      <style:paragraph-properties fo:margin-left="0.176cm" fo:margin-right="0cm" fo:margin-top="0.196cm" fo:margin-bottom="0cm" fo:text-align="start" style:justify-single-word="false" fo:text-indent="0cm" style:auto-text-indent="false" style:page-number="auto"/>
    </style:style>
    <style:style style:name="P2" style:family="paragraph" style:parent-style-name="Standard">
      <style:paragraph-properties fo:margin-left="0.176cm" fo:margin-right="0cm" fo:margin-top="0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.176cm" fo:margin-right="0cm" fo:margin-top="0cm" fo:margin-bottom="0cm" fo:text-align="start" style:justify-single-word="false" fo:text-indent="0cm" style:auto-text-indent="false">
        <style:tab-stops>
          <style:tab-stop style:position="3.985cm"/>
          <style:tab-stop style:position="5.255cm"/>
        </style:tab-stops>
      </style:paragraph-properties>
    </style:style>
    <style:style style:name="P4" style:family="paragraph" style:parent-style-name="Standard">
      <style:paragraph-properties fo:margin-left="0.176cm" fo:margin-right="0cm" fo:margin-top="0cm" fo:margin-bottom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margin-left="0.176cm" fo:margin-right="0cm" fo:margin-top="0cm" fo:margin-bottom="0cm" fo:line-height="0.471cm" fo:text-align="start" style:justify-single-word="false" fo:text-indent="0cm" style:auto-text-indent="false">
        <style:tab-stops>
          <style:tab-stop style:position="3.985cm"/>
          <style:tab-stop style:position="5.255cm"/>
        </style:tab-stops>
      </style:paragraph-properties>
    </style:style>
    <style:style style:name="P6" style:family="paragraph" style:parent-style-name="Standard">
      <style:paragraph-properties fo:margin-left="0.176cm" fo:margin-right="0cm" fo:margin-top="0cm" fo:margin-bottom="0cm" fo:line-height="0.526cm" fo:text-align="start" style:justify-single-word="false" fo:text-indent="0cm" style:auto-text-indent="false">
        <style:tab-stops>
          <style:tab-stop style:position="3.985cm"/>
          <style:tab-stop style:position="5.255cm"/>
        </style:tab-stops>
      </style:paragraph-properties>
    </style:style>
    <style:style style:name="P7" style:family="paragraph" style:parent-style-name="Standard">
      <style:paragraph-properties fo:margin-left="0.176cm" fo:margin-right="0cm" fo:margin-top="0cm" fo:margin-bottom="0cm" fo:text-align="justify" style:justify-single-word="false" fo:text-indent="0cm" style:auto-text-indent="false">
        <style:tab-stops>
          <style:tab-stop style:position="3.985cm"/>
          <style:tab-stop style:position="5.704cm" style:type="right"/>
        </style:tab-stops>
      </style:paragraph-properties>
    </style:style>
    <style:style style:name="P8" style:family="paragraph" style:parent-style-name="Standard">
      <style:paragraph-properties fo:margin-left="0.811cm" fo:margin-right="0cm" fo:margin-top="0cm" fo:margin-bottom="0cm" fo:text-align="start" style:justify-single-word="false" fo:text-indent="0cm" style:auto-text-indent="false">
        <style:tab-stops>
          <style:tab-stop style:position="1.445cm"/>
        </style:tab-stops>
      </style:paragraph-properties>
    </style:style>
    <style:style style:name="P9" style:family="paragraph" style:parent-style-name="Standard">
      <style:paragraph-properties fo:margin-left="0.229cm" fo:margin-right="0cm" fo:margin-top="0cm" fo:margin-bottom="0cm" fo:line-height="0.559cm" fo:text-align="start" style:justify-single-word="false" fo:text-indent="0cm" style:auto-text-indent="false"/>
    </style:style>
    <style:style style:name="P10" style:family="paragraph" style:parent-style-name="Text_20_body">
      <style:text-properties fo:font-size="14pt" style:font-size-asian="14pt"/>
    </style:style>
    <style:style style:name="P11" style:family="paragraph" style:parent-style-name="Text_20_body">
      <style:text-properties fo:font-size="10pt" style:font-size-asian="10pt"/>
    </style:style>
    <style:style style:name="P12" style:family="paragraph" style:parent-style-name="Text_20_body">
      <style:text-properties fo:font-size="12pt" style:font-size-asian="12pt"/>
    </style:style>
    <style:style style:name="P13" style:family="paragraph" style:parent-style-name="Text_20_body">
      <style:paragraph-properties fo:margin-top="0.019cm" fo:margin-bottom="0cm"/>
      <style:text-properties fo:font-size="13.5pt" fo:font-weight="bold" style:font-size-asian="13.5pt" style:font-weight-asian="bold" style:font-weight-complex="bold"/>
    </style:style>
    <style:style style:name="P14" style:family="paragraph" style:parent-style-name="Text_20_body">
      <style:paragraph-properties fo:margin-left="0.811cm" fo:margin-right="0cm" fo:text-indent="0cm" style:auto-text-indent="false">
        <style:tab-stops>
          <style:tab-stop style:position="1.445cm"/>
        </style:tab-stops>
      </style:paragraph-properties>
    </style:style>
    <style:style style:name="P15" style:family="paragraph" style:parent-style-name="Text_20_body">
      <style:paragraph-properties fo:margin-left="1.446cm" fo:margin-right="0.938cm" fo:margin-top="0.106cm" fo:margin-bottom="0cm" fo:text-indent="-0.635cm" style:auto-text-indent="false">
        <style:tab-stops>
          <style:tab-stop style:position="1.445cm"/>
        </style:tab-stops>
      </style:paragraph-properties>
    </style:style>
    <style:style style:name="P16" style:family="paragraph" style:parent-style-name="Text_20_body">
      <style:paragraph-properties fo:margin-left="1.446cm" fo:margin-right="1.676cm" fo:text-indent="-0.635cm" style:auto-text-indent="false">
        <style:tab-stops>
          <style:tab-stop style:position="1.445cm"/>
        </style:tab-stops>
      </style:paragraph-properties>
    </style:style>
    <style:style style:name="P17" style:family="paragraph" style:parent-style-name="Text_20_body">
      <style:paragraph-properties fo:margin-left="1.446cm" fo:margin-right="0.252cm" fo:text-indent="-0.635cm" style:auto-text-indent="false">
        <style:tab-stops>
          <style:tab-stop style:position="1.445cm"/>
        </style:tab-stops>
      </style:paragraph-properties>
    </style:style>
    <style:style style:name="P18" style:family="paragraph" style:parent-style-name="Text_20_body">
      <style:paragraph-properties fo:margin-top="0.002cm" fo:margin-bottom="0cm"/>
    </style:style>
    <style:style style:name="P19" style:family="paragraph" style:parent-style-name="Text_20_body">
      <style:paragraph-properties fo:margin-top="0.002cm" fo:margin-bottom="0cm"/>
      <style:text-properties fo:font-size="13.5pt" fo:font-weight="bold" style:font-size-asian="13.5pt" style:font-weight-asian="bold"/>
    </style:style>
    <style:style style:name="P20" style:family="paragraph" style:parent-style-name="Text_20_body">
      <style:paragraph-properties fo:margin-top="0.011cm" fo:margin-bottom="0cm"/>
      <style:text-properties fo:font-size="14pt" fo:font-weight="bold" style:font-size-asian="14pt" style:font-weight-asian="bold"/>
    </style:style>
    <style:style style:name="P21" style:family="paragraph" style:parent-style-name="Text_20_body">
      <style:paragraph-properties fo:margin-top="0.002cm" fo:margin-bottom="0.002cm"/>
      <style:text-properties fo:font-weight="bold" style:font-weight-asian="bold"/>
    </style:style>
    <style:style style:name="P22" style:family="paragraph" style:parent-style-name="Text_20_body">
      <style:paragraph-properties fo:margin-top="0.014cm" fo:margin-bottom="0cm"/>
    </style:style>
    <style:style style:name="P23" style:family="paragraph" style:parent-style-name="Text_20_body">
      <style:paragraph-properties fo:margin-top="0.016cm" fo:margin-bottom="0cm"/>
      <style:text-properties style:font-name="Verdana" style:font-name-complex="Verdana"/>
    </style:style>
    <style:style style:name="P24" style:family="paragraph" style:parent-style-name="Text_20_body">
      <style:paragraph-properties fo:margin-left="0.176cm" fo:margin-right="0.247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.176cm" fo:margin-right="0.268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0.229cm" fo:margin-right="0.296cm" fo:line-height="115%" fo:text-align="justify" style:justify-single-word="false" fo:text-indent="0cm" style:auto-text-indent="false"/>
    </style:style>
    <style:style style:name="P27" style:family="paragraph" style:parent-style-name="Text_20_body">
      <style:paragraph-properties fo:margin-left="0.229cm" fo:margin-right="10.94cm" fo:line-height="115%" fo:text-indent="0cm" style:auto-text-indent="false">
        <style:tab-stops>
          <style:tab-stop style:position="3.623cm"/>
        </style:tab-stops>
      </style:paragraph-properties>
    </style:style>
    <style:style style:name="P28" style:family="paragraph" style:parent-style-name="Text_20_body">
      <style:paragraph-properties fo:margin-left="0.229cm" fo:margin-right="0cm" fo:text-indent="0cm" style:auto-text-indent="false">
        <style:tab-stops>
          <style:tab-stop style:position="3.605cm"/>
        </style:tab-stops>
      </style:paragraph-properties>
    </style:style>
    <style:style style:name="P29" style:family="paragraph" style:parent-style-name="Text_20_body">
      <style:paragraph-properties fo:margin-left="0.229cm" fo:margin-right="0cm" fo:margin-top="0.071cm" fo:margin-bottom="0cm" fo:text-indent="0cm" style:auto-text-indent="false"/>
    </style:style>
    <style:style style:name="P30" style:family="paragraph" style:parent-style-name="Text_20_body">
      <style:paragraph-properties fo:margin-left="0.229cm" fo:margin-right="0cm" fo:margin-top="0.071cm" fo:margin-bottom="0cm" fo:text-indent="0cm" style:auto-text-indent="false">
        <style:tab-stops>
          <style:tab-stop style:position="3.642cm"/>
        </style:tab-stops>
      </style:paragraph-properties>
    </style:style>
    <style:style style:name="P31" style:family="paragraph" style:parent-style-name="Text_20_body">
      <style:paragraph-properties fo:margin-left="0.229cm" fo:margin-right="0cm" fo:margin-top="0.072cm" fo:margin-bottom="0cm" fo:text-indent="0cm" style:auto-text-indent="false"/>
    </style:style>
    <style:style style:name="P32" style:family="paragraph" style:parent-style-name="Text_20_body">
      <style:paragraph-properties fo:margin-left="0.229cm" fo:margin-right="0cm" fo:margin-top="0.099cm" fo:margin-bottom="0cm" fo:text-indent="0cm" style:auto-text-indent="false"/>
    </style:style>
    <style:style style:name="P33" style:family="paragraph" style:parent-style-name="Text_20_body">
      <style:paragraph-properties fo:margin-left="13.203cm" fo:margin-right="0cm" fo:margin-top="0.071cm" fo:margin-bottom="0cm" fo:text-indent="0cm" style:auto-text-indent="false"/>
    </style:style>
    <style:style style:name="P34" style:family="paragraph" style:parent-style-name="Heading_20_1">
      <style:paragraph-properties style:line-height-at-least="0.176cm"/>
    </style:style>
    <style:style style:name="P35" style:family="paragraph" style:parent-style-name="Heading_20_1" style:master-page-name="Convert_20_1">
      <style:paragraph-properties fo:margin-top="0.196cm" fo:margin-bottom="0cm" style:page-number="auto"/>
    </style:style>
    <style:style style:name="P36" style:family="paragraph" style:parent-style-name="Heading_20_1">
      <style:paragraph-properties fo:margin-top="0.002cm" fo:margin-bottom="0cm"/>
    </style:style>
    <style:style style:name="P37" style:family="paragraph" style:parent-style-name="Heading_20_1">
      <style:paragraph-properties fo:margin-left="0.229cm" fo:margin-right="0cm" fo:text-indent="0cm" style:auto-text-indent="false"/>
    </style:style>
    <style:style style:name="P38" style:family="paragraph" style:parent-style-name="Heading_20_1" style:master-page-name="Convert_20_2">
      <style:paragraph-properties fo:margin-left="0.229cm" fo:margin-right="0cm" fo:margin-top="0.196cm" fo:margin-bottom="0cm" fo:text-indent="0cm" style:auto-text-indent="false" style:page-number="auto"/>
    </style:style>
    <style:style style:name="P39" style:family="paragraph" style:parent-style-name="List_20_Paragraph" style:list-style-name="WW8Num2">
      <style:paragraph-properties fo:margin-left="1.314cm" fo:margin-right="0.266cm" fo:margin-top="0cm" fo:margin-bottom="0cm" style:line-height-at-least="0.176cm" fo:text-align="start" style:justify-single-word="false" fo:text-indent="-0.635cm" style:auto-text-indent="false">
        <style:tab-stops>
          <style:tab-stop style:position="1.312cm"/>
          <style:tab-stop style:position="1.314cm"/>
        </style:tab-stops>
      </style:paragraph-properties>
    </style:style>
    <style:style style:name="P40" style:family="paragraph" style:parent-style-name="List_20_Paragraph" style:list-style-name="WW8Num2">
      <style:paragraph-properties fo:margin-left="1.314cm" fo:margin-right="0cm" fo:margin-top="0cm" fo:margin-bottom="0cm" style:line-height-at-least="0.176cm" fo:text-align="start" style:justify-single-word="false" fo:text-indent="-0.635cm" style:auto-text-indent="false">
        <style:tab-stops>
          <style:tab-stop style:position="1.312cm"/>
          <style:tab-stop style:position="1.314cm"/>
        </style:tab-stops>
      </style:paragraph-properties>
    </style:style>
    <style:style style:name="P41" style:family="paragraph" style:parent-style-name="List_20_Paragraph" style:list-style-name="WW8Num2">
      <style:paragraph-properties fo:margin-top="0cm" fo:margin-bottom="0cm" fo:line-height="0.473cm" fo:text-align="start" style:justify-single-word="false">
        <style:tab-stops>
          <style:tab-stop style:position="1.445cm"/>
          <style:tab-stop style:position="1.446cm"/>
        </style:tab-stops>
      </style:paragraph-properties>
    </style:style>
    <style:style style:name="P42" style:family="paragraph" style:parent-style-name="List_20_Paragraph" style:list-style-name="WW8Num2">
      <style:paragraph-properties fo:margin-top="0cm" fo:margin-bottom="0cm" style:line-height-at-least="0.176cm" fo:text-align="start" style:justify-single-word="false">
        <style:tab-stops>
          <style:tab-stop style:position="1.445cm"/>
          <style:tab-stop style:position="1.446cm"/>
        </style:tab-stops>
      </style:paragraph-properties>
    </style:style>
    <style:style style:name="P43" style:family="paragraph" style:parent-style-name="List_20_Paragraph" style:list-style-name="WW8Num2">
      <style:paragraph-properties fo:margin-left="1.446cm" fo:margin-right="0.794cm" fo:margin-top="0cm" fo:margin-bottom="0cm" style:line-height-at-least="0.176cm" fo:text-align="start" style:justify-single-word="false" fo:text-indent="-0.635cm" style:auto-text-indent="false">
        <style:tab-stops>
          <style:tab-stop style:position="1.445cm"/>
          <style:tab-stop style:position="1.446cm"/>
        </style:tab-stops>
      </style:paragraph-properties>
    </style:style>
    <style:style style:name="P44" style:family="paragraph" style:parent-style-name="List_20_Paragraph" style:list-style-name="WW8Num2">
      <style:paragraph-properties fo:margin-left="1.499cm" fo:margin-right="0cm" fo:margin-top="0cm" fo:margin-bottom="0cm" fo:line-height="0.473cm" fo:text-align="start" style:justify-single-word="false" fo:text-indent="-0.635cm" style:auto-text-indent="false">
        <style:tab-stops>
          <style:tab-stop style:position="1.498cm"/>
          <style:tab-stop style:position="1.499cm"/>
        </style:tab-stops>
      </style:paragraph-properties>
    </style:style>
    <style:style style:name="P45" style:family="paragraph" style:parent-style-name="List_20_Paragraph" style:list-style-name="WW8Num2">
      <style:paragraph-properties fo:margin-left="1.499cm" fo:margin-right="0cm" fo:margin-top="0cm" fo:margin-bottom="0cm" style:line-height-at-least="0.176cm" fo:text-align="start" style:justify-single-word="false" fo:text-indent="-0.635cm" style:auto-text-indent="false">
        <style:tab-stops>
          <style:tab-stop style:position="1.498cm"/>
          <style:tab-stop style:position="1.499cm"/>
        </style:tab-stops>
      </style:paragraph-properties>
    </style:style>
    <style:style style:name="P46" style:family="paragraph" style:parent-style-name="List_20_Paragraph" style:list-style-name="WW8Num2">
      <style:paragraph-properties fo:margin-left="1.499cm" fo:margin-right="0.319cm" fo:margin-top="0cm" fo:margin-bottom="0cm" style:line-height-at-least="0.176cm" fo:text-align="start" style:justify-single-word="false" fo:text-indent="-0.635cm" style:auto-text-indent="false">
        <style:tab-stops>
          <style:tab-stop style:position="1.498cm"/>
          <style:tab-stop style:position="1.499cm"/>
        </style:tab-stops>
      </style:paragraph-properties>
    </style:style>
    <style:style style:name="P47" style:family="paragraph" style:parent-style-name="Heading_20_2">
      <style:paragraph-properties fo:line-height="0.473cm"/>
    </style:style>
    <style:style style:name="P48" style:family="paragraph" style:parent-style-name="Heading_20_2">
      <style:paragraph-properties fo:text-align="justify" style:justify-single-word="false"/>
    </style:style>
    <style:style style:name="P49" style:family="paragraph" style:parent-style-name="Heading_20_2">
      <style:paragraph-properties fo:margin-left="0.229cm" fo:margin-right="0cm" fo:text-indent="0cm" style:auto-text-indent="false"/>
      <style:text-properties style:text-underline-style="solid" style:text-underline-width="bold" style:text-underline-color="font-color"/>
    </style:style>
    <style:style style:name="P50" style:family="paragraph" style:parent-style-name="Table_20_Paragraph">
      <style:paragraph-properties fo:line-height="0.464cm"/>
      <style:text-properties fo:font-size="11pt" style:font-size-asian="11pt"/>
    </style:style>
    <style:style style:name="P51" style:family="paragraph" style:parent-style-name="Table_20_Paragraph">
      <style:paragraph-properties fo:line-height="0.473cm"/>
      <style:text-properties fo:font-size="11pt" style:font-size-asian="11pt"/>
    </style:style>
    <style:style style:name="P52" style:family="paragraph" style:parent-style-name="Table_20_Paragraph">
      <style:paragraph-properties fo:line-height="0.464cm"/>
    </style:style>
    <style:style style:name="P53" style:family="paragraph" style:parent-style-name="Table_20_Paragraph">
      <style:paragraph-properties fo:line-height="0.473cm"/>
    </style:style>
    <style:style style:name="P54" style:family="paragraph" style:parent-style-name="Table_20_Paragraph">
      <style:paragraph-properties fo:margin-left="0.159cm" fo:margin-right="0cm" fo:margin-top="0.12cm" fo:margin-bottom="0cm" fo:text-indent="0cm" style:auto-text-indent="false"/>
    </style:style>
    <style:style style:name="P55" style:family="paragraph" style:parent-style-name="Table_20_Paragraph">
      <style:paragraph-properties fo:margin-left="0.159cm" fo:margin-right="0cm" fo:margin-top="0.12cm" fo:margin-bottom="0cm" fo:text-indent="0cm" style:auto-text-indent="false"/>
      <style:text-properties fo:font-size="11pt" fo:font-weight="bold" style:font-size-asian="11pt" style:font-weight-asian="bold"/>
    </style:style>
    <style:style style:name="P56" style:family="paragraph" style:parent-style-name="Table_20_Paragraph">
      <style:paragraph-properties fo:margin-left="0.168cm" fo:margin-right="0cm" fo:margin-top="0.12cm" fo:margin-bottom="0cm" fo:text-indent="0cm" style:auto-text-indent="false"/>
    </style:style>
    <style:style style:name="P57" style:family="paragraph" style:parent-style-name="Table_20_Paragraph">
      <style:paragraph-properties fo:margin-left="0.168cm" fo:margin-right="0cm" fo:margin-top="0.12cm" fo:margin-bottom="0cm" fo:text-indent="0cm" style:auto-text-indent="false"/>
      <style:text-properties fo:font-size="11pt" fo:font-weight="bold" style:font-size-asian="11pt" style:font-weight-asian="bold"/>
    </style:style>
    <style:style style:name="P58" style:family="paragraph" style:parent-style-name="Table_20_Paragraph">
      <style:paragraph-properties fo:margin-top="0.016cm" fo:margin-bottom="0cm"/>
    </style:style>
    <style:style style:name="P59" style:family="paragraph" style:parent-style-name="Table_20_Paragraph">
      <style:paragraph-properties fo:margin-top="0.007cm" fo:margin-bottom="0cm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letter-spacing="-0.012cm" style:font-size-asian="14pt"/>
    </style:style>
    <style:style style:name="T4" style:family="text">
      <style:text-properties fo:font-size="14pt" fo:letter-spacing="-0.012cm" fo:font-weight="bold" style:font-size-asian="14pt" style:font-weight-asian="bold"/>
    </style:style>
    <style:style style:name="T5" style:family="text">
      <style:text-properties fo:font-size="14pt" fo:letter-spacing="-0.004cm" fo:font-weight="bold" style:font-size-asian="14pt" style:font-weight-asian="bold"/>
    </style:style>
    <style:style style:name="T6" style:family="text">
      <style:text-properties fo:font-size="14pt" fo:letter-spacing="-0.007cm" fo:font-weight="bold" style:font-size-asian="14pt" style:font-weight-asian="bold"/>
    </style:style>
    <style:style style:name="T7" style:family="text">
      <style:text-properties fo:font-size="14pt" fo:letter-spacing="-0.016cm" fo:font-weight="bold" style:font-size-asian="14pt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etter-spacing="-0.012cm"/>
    </style:style>
    <style:style style:name="T11" style:family="text">
      <style:text-properties fo:letter-spacing="-0.004cm"/>
    </style:style>
    <style:style style:name="T12" style:family="text">
      <style:text-properties fo:letter-spacing="-0.007cm"/>
    </style:style>
    <style:style style:name="T13" style:family="text">
      <style:text-properties fo:letter-spacing="-0.016cm"/>
    </style:style>
    <style:style style:name="T14" style:family="text">
      <style:text-properties fo:letter-spacing="-0.016cm" fo:font-weight="bold" style:font-weight-asian="bold"/>
    </style:style>
    <style:style style:name="T15" style:family="text">
      <style:text-properties fo:letter-spacing="-0.009cm"/>
    </style:style>
    <style:style style:name="T16" style:family="text">
      <style:text-properties fo:letter-spacing="-0.009cm" style:text-underline-style="solid" style:text-underline-width="bold" style:text-underline-color="font-color"/>
    </style:style>
    <style:style style:name="T17" style:family="text">
      <style:text-properties fo:font-size="13.5pt" fo:font-weight="bold" style:font-size-asian="13.5pt" style:font-weight-asian="bold"/>
    </style:style>
    <style:style style:name="T18" style:family="text">
      <style:text-properties fo:color="#212121"/>
    </style:style>
    <style:style style:name="T19" style:family="text">
      <style:text-properties fo:color="#212121" fo:font-weight="bold" style:font-weight-asian="bold"/>
    </style:style>
    <style:style style:name="T20" style:family="text">
      <style:text-properties fo:color="#212121" fo:letter-spacing="0.007cm"/>
    </style:style>
    <style:style style:name="T21" style:family="text">
      <style:text-properties fo:color="#212121" fo:letter-spacing="-0.016cm"/>
    </style:style>
    <style:style style:name="T22" style:family="text">
      <style:text-properties fo:color="#212121" fo:letter-spacing="-0.014cm"/>
    </style:style>
    <style:style style:name="T23" style:family="text">
      <style:text-properties fo:color="#212121" fo:letter-spacing="-0.021cm"/>
    </style:style>
    <style:style style:name="T24" style:family="text">
      <style:text-properties fo:color="#212121" fo:letter-spacing="-0.019cm"/>
    </style:style>
    <style:style style:name="T25" style:family="text">
      <style:text-properties fo:letter-spacing="-0.014cm"/>
    </style:style>
    <style:style style:name="T26" style:family="text">
      <style:text-properties fo:letter-spacing="-0.014cm" fo:font-weight="bold" style:font-weight-asian="bold"/>
    </style:style>
    <style:style style:name="T27" style:family="text">
      <style:text-properties fo:letter-spacing="-0.019cm"/>
    </style:style>
    <style:style style:name="T28" style:family="text">
      <style:text-properties fo:letter-spacing="-0.019cm" fo:font-weight="bold" style:font-weight-asian="bold"/>
    </style:style>
    <style:style style:name="T29" style:family="text">
      <style:text-properties fo:font-size="11pt" style:font-size-asian="11pt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fo:font-size="11pt" fo:letter-spacing="-0.002cm" style:font-size-asian="11pt"/>
    </style:style>
    <style:style style:name="T32" style:family="text">
      <style:text-properties fo:font-size="11pt" fo:letter-spacing="-0.021cm" style:font-size-asian="11pt"/>
    </style:style>
    <style:style style:name="T33" style:family="text">
      <style:text-properties fo:font-size="11pt" fo:letter-spacing="-0.021cm" fo:font-weight="bold" style:font-size-asian="11pt" style:font-weight-asian="bold"/>
    </style:style>
    <style:style style:name="T34" style:family="text">
      <style:text-properties fo:font-size="11pt" fo:letter-spacing="-0.019cm" style:font-size-asian="11pt"/>
    </style:style>
    <style:style style:name="T35" style:family="text">
      <style:text-properties fo:font-size="11pt" fo:letter-spacing="-0.019cm" fo:font-weight="bold" style:font-size-asian="11pt" style:font-weight-asian="bold"/>
    </style:style>
    <style:style style:name="T36" style:family="text">
      <style:text-properties fo:font-size="11pt" fo:letter-spacing="-0.016cm" style:font-size-asian="11pt"/>
    </style:style>
    <style:style style:name="T37" style:family="text">
      <style:text-properties fo:font-size="11pt" fo:letter-spacing="-0.016cm" fo:font-weight="bold" style:font-size-asian="11pt" style:font-weight-asian="bold"/>
    </style:style>
    <style:style style:name="T38" style:family="text">
      <style:text-properties fo:font-size="11pt" fo:letter-spacing="-0.014cm" style:font-size-asian="11pt"/>
    </style:style>
    <style:style style:name="T39" style:family="text">
      <style:text-properties fo:font-size="11pt" fo:letter-spacing="-0.014cm" fo:font-weight="bold" style:font-size-asian="11pt" style:font-weight-asian="bold"/>
    </style:style>
    <style:style style:name="T40" style:family="text">
      <style:text-properties fo:font-size="11pt" fo:letter-spacing="-0.011cm" style:font-size-asian="11pt"/>
    </style:style>
    <style:style style:name="T41" style:family="text">
      <style:text-properties fo:font-size="11pt" fo:letter-spacing="-0.009cm" style:font-size-asian="11pt"/>
    </style:style>
    <style:style style:name="T42" style:family="text">
      <style:text-properties fo:font-size="11pt" fo:letter-spacing="-0.009cm" fo:font-weight="bold" style:font-size-asian="11pt" style:font-weight-asian="bold"/>
    </style:style>
    <style:style style:name="T43" style:family="text">
      <style:text-properties fo:font-size="11pt" fo:letter-spacing="-0.018cm" style:font-size-asian="11pt"/>
    </style:style>
    <style:style style:name="T44" style:family="text">
      <style:text-properties fo:font-size="11pt" fo:letter-spacing="-0.018cm" fo:font-weight="bold" style:font-size-asian="11pt" style:font-weight-asian="bold"/>
    </style:style>
    <style:style style:name="T45" style:family="text">
      <style:text-properties fo:font-size="11pt" fo:letter-spacing="-0.012cm" style:font-size-asian="11pt"/>
    </style:style>
    <style:style style:name="T46" style:family="text">
      <style:text-properties fo:font-size="11pt" fo:letter-spacing="-0.012cm" fo:font-weight="bold" style:font-size-asian="11pt" style:font-weight-asian="bold"/>
    </style:style>
    <style:style style:name="T47" style:family="text">
      <style:text-properties fo:font-size="11pt" fo:letter-spacing="-0.004cm" style:font-size-asian="11pt"/>
    </style:style>
    <style:style style:name="T48" style:family="text">
      <style:text-properties fo:font-size="11pt" fo:letter-spacing="0.076cm" style:font-size-asian="11pt"/>
    </style:style>
    <style:style style:name="T49" style:family="text">
      <style:text-properties fo:font-size="11pt" fo:letter-spacing="0.078cm" style:font-size-asian="11pt"/>
    </style:style>
    <style:style style:name="T50" style:family="text">
      <style:text-properties fo:font-size="11pt" fo:letter-spacing="0.002cm" style:font-size-asian="11pt"/>
    </style:style>
    <style:style style:name="T51" style:family="text">
      <style:text-properties fo:font-size="11pt" fo:letter-spacing="-0.007cm" fo:font-weight="bold" style:font-size-asian="11pt" style:font-weight-asian="bold"/>
    </style:style>
    <style:style style:name="T52" style:family="text">
      <style:text-properties fo:font-size="11pt" fo:letter-spacing="0.039cm" style:font-size-asian="11pt"/>
    </style:style>
    <style:style style:name="T53" style:family="text">
      <style:text-properties fo:font-size="11pt" fo:letter-spacing="0.041cm" style:font-size-asian="11pt"/>
    </style:style>
    <style:style style:name="T54" style:family="text">
      <style:text-properties fo:font-size="11pt" fo:letter-spacing="0.014cm" style:font-size-asian="11pt"/>
    </style:style>
    <style:style style:name="T55" style:family="text">
      <style:text-properties fo:font-size="11pt" fo:letter-spacing="0.016cm" style:font-size-asian="11pt"/>
    </style:style>
    <style:style style:name="T56" style:family="text">
      <style:text-properties fo:letter-spacing="-0.002cm"/>
    </style:style>
    <style:style style:name="T57" style:family="text">
      <style:text-properties fo:letter-spacing="-0.011cm"/>
    </style:style>
    <style:style style:name="T58" style:family="text">
      <style:text-properties fo:letter-spacing="-0.018cm"/>
    </style:style>
    <style:style style:name="T59" style:family="text">
      <style:text-properties fo:letter-spacing="-0.018cm" fo:font-weight="bold" style:font-weight-asian="bold"/>
    </style:style>
    <style:style style:name="T60" style:family="text">
      <style:text-properties fo:letter-spacing="0.002cm"/>
    </style:style>
    <style:style style:name="T61" style:family="text">
      <style:text-properties fo:font-weight="normal" style:font-weight-asian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letter-spacing="0.041cm"/>
    </style:style>
    <style:style style:name="T64" style:family="text">
      <style:text-properties fo:letter-spacing="0.042cm"/>
    </style:style>
    <style:style style:name="T65" style:family="text">
      <style:text-properties fo:letter-spacing="0.016cm"/>
    </style:style>
    <style:style style:name="T66" style:family="text">
      <style:text-properties fo:letter-spacing="0.018cm"/>
    </style:style>
    <style:style style:name="T67" style:family="text">
      <style:text-properties fo:letter-spacing="-0.026cm"/>
    </style:style>
    <style:style style:name="T68" style:family="text">
      <style:text-properties fo:color="#252525" fo:font-size="11pt" style:font-size-asian="11pt"/>
    </style:style>
    <style:style style:name="T69" style:family="text">
      <style:text-properties fo:color="#252525" fo:font-size="11pt" fo:letter-spacing="0.078cm" style:font-size-asian="11pt"/>
    </style:style>
    <style:style style:name="T70" style:family="text">
      <style:text-properties fo:color="#252525" fo:font-size="11pt" fo:letter-spacing="0.055cm" style:font-size-asian="11pt"/>
    </style:style>
    <style:style style:name="T71" style:family="text">
      <style:text-properties style:text-underline-style="solid" style:text-underline-width="bold" style:text-underline-color="font-color"/>
    </style:style>
    <style:style style:name="T72" style:family="text">
      <style:text-properties style:text-underline-style="solid" style:text-underline-width="bold" style:text-underline-color="font-color" fo:font-weight="normal" style:font-weight-asian="normal"/>
    </style:style>
    <style:style style:name="T73" style:family="text">
      <style:text-properties style:font-name="Verdana" fo:font-size="10pt" style:font-size-asian="10pt" style:font-name-complex="Verdana"/>
    </style:style>
    <style:style style:name="T74" style:family="text">
      <style:text-properties style:font-name="Verdana" fo:font-size="10pt" fo:letter-spacing="-0.026cm" style:font-size-asian="10pt" style:font-name-complex="Verdana"/>
    </style:style>
    <style:style style:name="T75" style:family="text">
      <style:text-properties style:font-name="Verdana" fo:font-size="10pt" fo:letter-spacing="-0.025cm" style:font-size-asian="10pt" style:font-name-complex="Verdana"/>
    </style:style>
    <style:style style:name="T76" style:family="text">
      <style:text-properties style:font-name="Verdana" fo:font-size="10pt" fo:letter-spacing="-0.021cm" style:font-size-asian="10pt" style:font-name-complex="Verdana"/>
    </style:style>
    <style:style style:name="T77" style:family="text">
      <style:text-properties style:font-name="Verdana" fo:font-size="10pt" fo:letter-spacing="-0.019cm" style:font-size-asian="10pt" style:font-name-complex="Verdana"/>
    </style:style>
    <style:style style:name="T78" style:family="text">
      <style:text-properties style:font-name="Verdana" fo:font-size="10pt" fo:letter-spacing="-0.011cm" style:font-size-asian="10pt" style:font-name-complex="Verdana"/>
    </style:style>
    <style:style style:name="T79" style:family="text">
      <style:text-properties style:font-name="Verdana" fo:font-size="10pt" fo:letter-spacing="-0.009cm" style:font-size-asian="10pt" style:font-name-complex="Verdana"/>
    </style:style>
    <style:style style:name="T80" style:family="text">
      <style:text-properties style:font-name="Verdana" fo:font-size="10pt" fo:letter-spacing="-0.002cm" style:font-size-asian="10pt" style:font-name-complex="Verdana"/>
    </style:style>
    <style:style style:name="T81" style:family="text">
      <style:text-properties style:font-name="Verdana" fo:font-size="12pt" style:font-size-asian="12pt" style:font-name-complex="Verdana"/>
    </style:style>
    <style:style style:name="T82" style:family="text">
      <style:text-properties style:font-name="Verdana" fo:font-size="12pt" fo:letter-spacing="-0.021cm" style:font-size-asian="12pt" style:font-name-complex="Verdana"/>
    </style:style>
    <style:style style:name="T83" style:family="text">
      <style:text-properties style:font-name="Verdana" style:font-name-complex="Verdana"/>
    </style:style>
    <style:style style:name="T84" style:family="text">
      <style:text-properties fo:font-size="12pt" style:font-size-asian="12pt"/>
    </style:style>
    <style:style style:name="T85" style:family="text">
      <style:text-properties fo:letter-spacing="-0.005cm"/>
    </style:style>
    <style:style style:name="T86" style:family="text">
      <style:text-properties fo:letter-spacing="0.012cm"/>
    </style:style>
    <style:style style:name="T87" style:family="text">
      <style:text-properties style:font-name="Times New Roman" fo:font-size="10pt" style:font-size-asian="10pt" style:font-name-complex="Times New Roman"/>
    </style:style>
    <style:style style:name="T88" style:family="text">
      <style:text-properties fo:letter-spacing="0.004cm"/>
    </style:style>
    <style:style style:name="T89" style:family="text">
      <style:text-properties fo:letter-spacing="0.005cm"/>
    </style:style>
    <style:style style:name="T90" style:family="text">
      <style:text-properties fo:font-size="13pt" fo:font-weight="bold" style:font-size-asian="13pt" style:font-weight-asian="bold"/>
    </style:style>
    <style:style style:name="T91" style:family="text">
      <style:text-properties fo:font-size="13pt" fo:letter-spacing="-0.019cm" fo:font-weight="bold" style:font-size-asian="13pt" style:font-weight-asian="bold"/>
    </style:style>
    <style:style style:name="T92" style:family="text">
      <style:text-properties fo:letter-spacing="-0.083cm"/>
    </style:style>
    <style:style style:name="T93" style:family="text">
      <style:text-properties fo:letter-spacing="0.125cm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ame:-</text:span><text:span text:style-name="T4"> </text:span><text:span text:style-name="T1">Ranadheer</text:span><text:span text:style-name="T3"> </text:span><text:span text:style-name="T1">Durgi</text:span></text:p>
      <text:p text:style-name="P2"><text:span text:style-name="T5">Email:-</text:span><text:span text:style-name="T6"> </text:span><text:span text:style-name="Internet_20_link"><text:span text:style-name="T5">dranadheer4@gmail.com</text:span></text:span></text:p>
      <text:p text:style-name="P2"><text:span text:style-name="T2">Mobile:-</text:span><text:span text:style-name="T7"> </text:span><text:span text:style-name="T1">+91-9963883545</text:span></text:p>
      <text:p text:style-name="P10"/>
      <text:list xml:id="list4766640127518273173" text:style-name="Outline">
        <text:list-item>
          <text:h text:style-name="P34" text:outline-level="1">Summary<text:span text:style-name="T15"> </text:span>of<text:span text:style-name="T15"> </text:span>Profile</text:h>
        </text:list-item>
      </text:list>
      <text:p text:style-name="P13"/>
      <text:p text:style-name="P14"><text:span text:style-name="T19">»<text:tab/></text:span><text:span text:style-name="T18">Having</text:span><text:span text:style-name="T20"> </text:span><text:span text:style-name="T18">around</text:span><text:span text:style-name="T20"> 1+ years </text:span><text:span text:style-name="T18">of</text:span><text:span text:style-name="T20"> </text:span><text:span text:style-name="T18">Experience</text:span><text:span text:style-name="T20"> </text:span><text:span text:style-name="T18">in</text:span><text:span text:style-name="T20"> </text:span><text:span text:style-name="T18">Information</text:span><text:span text:style-name="T21"> </text:span><text:span text:style-name="T18">Technology</text:span><text:span text:style-name="T21"> </text:span><text:span text:style-name="T18">on</text:span><text:span text:style-name="T22"> </text:span><text:span text:style-name="T18">Software</text:span><text:span text:style-name="T21"> </text:span><text:span text:style-name="T18">Testing</text:span><text:span text:style-name="T22"> </text:span><text:span text:style-name="T18">including</text:span><text:span text:style-name="T21"> <text:tab/></text:span><text:span text:style-name="T18">in <text:s/>Manual</text:span><text:span text:style-name="T23"> </text:span><text:span text:style-name="T18">Testing</text:span><text:span text:style-name="T24"> </text:span><text:span text:style-name="T18">and</text:span><text:span text:style-name="T24"> </text:span><text:span text:style-name="T18">Automation</text:span><text:span text:style-name="T24"> </text:span><text:span text:style-name="T18">Testing</text:span><text:span text:style-name="T23"> </text:span><text:span text:style-name="T18">with</text:span><text:span text:style-name="T24"> </text:span><text:span text:style-name="T18">Selenium(Java</text:span><text:span text:style-name="T18">)</text:span></text:p>
      <text:p text:style-name="P8"><text:span text:style-name="T30">»<text:tab/></text:span><text:span text:style-name="T31">Experience</text:span><text:span text:style-name="T32"> </text:span><text:span text:style-name="T31">of</text:span><text:span text:style-name="T34"> </text:span><text:span text:style-name="T31">software</text:span><text:span text:style-name="T34"> </text:span><text:span text:style-name="T31">testing’s</text:span><text:span text:style-name="T34"> </text:span><text:span text:style-name="T29">like</text:span><text:span text:style-name="T34"> </text:span><text:span text:style-name="T30">Functional</text:span><text:span text:style-name="T33"> </text:span><text:span text:style-name="T30">testing,</text:span><text:span text:style-name="T35"> </text:span><text:span text:style-name="T30">Smoke</text:span><text:span text:style-name="T35"> </text:span><text:span text:style-name="T30">Testing</text:span><text:span text:style-name="T35"> </text:span><text:span text:style-name="T30">and</text:span><text:span text:style-name="T35"> </text:span><text:span text:style-name="T30">Regression-Testing</text:span><text:span text:style-name="T29">.</text:span></text:p>
      <text:p text:style-name="P8"><text:span text:style-name="T30">»<text:tab/></text:span><text:span text:style-name="T29">Expertise</text:span><text:span text:style-name="T36"> </text:span><text:span text:style-name="T29">in</text:span><text:span text:style-name="T38"> </text:span><text:span text:style-name="T29">working</text:span><text:span text:style-name="T38"> </text:span><text:span text:style-name="T29">with</text:span><text:span text:style-name="T38"> </text:span><text:span text:style-name="T30">Selenium</text:span><text:span text:style-name="T39"> </text:span><text:span text:style-name="T30">Webdriver</text:span><text:span text:style-name="T39"> </text:span><text:span text:style-name="T29">using</text:span><text:span text:style-name="T38"> </text:span><text:span text:style-name="T30">Hybrid</text:span><text:span text:style-name="T39"> </text:span><text:span text:style-name="T30">Framework</text:span></text:p>
      <text:p text:style-name="P8"><text:span text:style-name="T30">»<text:tab/></text:span><text:span text:style-name="T29">Good</text:span><text:span text:style-name="T40"> </text:span><text:span text:style-name="T29">Experience</text:span><text:span text:style-name="T41"> </text:span><text:span text:style-name="T29">in</text:span><text:span text:style-name="T41"> </text:span><text:span text:style-name="T30">Selenium</text:span><text:span text:style-name="T42"> </text:span><text:span text:style-name="T29">with</text:span><text:span text:style-name="T41"> </text:span><text:span text:style-name="T30">Java</text:span><text:span text:style-name="T42"> </text:span><text:span text:style-name="T29">and</text:span><text:span text:style-name="T41"> </text:span><text:span text:style-name="T30">Python</text:span></text:p>
      <text:p text:style-name="P8"><text:span text:style-name="T30">»<text:tab/></text:span><text:span text:style-name="T29">Experience</text:span><text:span text:style-name="T34"> </text:span><text:span text:style-name="T29">in</text:span><text:span text:style-name="T34"> </text:span><text:span text:style-name="T30">Data</text:span><text:span text:style-name="T35"> </text:span><text:span text:style-name="T30">Driven</text:span><text:span text:style-name="T44"> </text:span><text:span text:style-name="T30">Testing</text:span><text:span text:style-name="T35"> </text:span><text:span text:style-name="T29">using</text:span><text:span text:style-name="T34"> </text:span><text:span text:style-name="T29">APACHE</text:span><text:span text:style-name="T43"> </text:span><text:span text:style-name="T29">POI</text:span><text:span text:style-name="T34"> </text:span><text:span text:style-name="T29">Libraries.</text:span></text:p>
      <text:p text:style-name="P15"><text:span text:style-name="T8">»<text:tab/></text:span>Good<text:span text:style-name="T25"> </text:span>Experience<text:span text:style-name="T10"> </text:span>in<text:span text:style-name="T10"> </text:span>Creating,<text:span text:style-name="T25"> </text:span>modifying<text:span text:style-name="T10"> </text:span>and<text:span text:style-name="T10"> </text:span>enhancing<text:span text:style-name="T25"> </text:span>both<text:span text:style-name="T10"> </text:span>Manual<text:span text:style-name="T10"> </text:span>Test<text:span text:style-name="T10"> </text:span>cases<text:span text:style-name="T25"> </text:span>and<text:span text:style-name="T10"> </text:span>test<text:span text:style-name="T10"> </text:span>scripts<text:span text:style-name="T60"> </text:span>created<text:span text:style-name="T11"> </text:span>in<text:span text:style-name="T56"> </text:span>Selenium<text:span text:style-name="T11"> </text:span>Web<text:span text:style-name="T11"> </text:span>driver.</text:p>
      <text:p text:style-name="P14"><text:span text:style-name="T8">»<text:tab/></text:span>Good<text:span text:style-name="T13"> </text:span>experience<text:span text:style-name="T25"> </text:span>on<text:span text:style-name="T25"> </text:span>Software<text:span text:style-name="T13"> </text:span><text:span text:style-name="T8">Bug</text:span><text:span text:style-name="T26"> </text:span><text:span text:style-name="T8">life</text:span><text:span text:style-name="T26"> </text:span><text:span text:style-name="T8">cycle</text:span><text:span text:style-name="T14"> </text:span>and<text:span text:style-name="T25"> </text:span>Having<text:span text:style-name="T25"> </text:span>good<text:span text:style-name="T25"> </text:span>interaction<text:span text:style-name="T13"> </text:span>of<text:span text:style-name="T25"> </text:span>Test<text:span text:style-name="T25"> </text:span>Management<text:span text:style-name="T13"> <text:tab/></text:span>with JIRA<text:span text:style-name="T61">.</text:span></text:p>
      <text:p text:style-name="P8"><text:span text:style-name="T30">»<text:tab/></text:span><text:span text:style-name="T29">Familiar</text:span><text:span text:style-name="T36"> </text:span><text:span text:style-name="T29">with</text:span><text:span text:style-name="T36"> </text:span><text:span text:style-name="T29">creating</text:span><text:span text:style-name="T38"> </text:span><text:span text:style-name="T29">of</text:span><text:span text:style-name="T36"> </text:span><text:span text:style-name="T30">X-path</text:span><text:span text:style-name="T39"> </text:span><text:span text:style-name="T29">and</text:span><text:span text:style-name="T36"> </text:span><text:span text:style-name="T30">Dynamic</text:span><text:span text:style-name="T39"> </text:span><text:span text:style-name="T30">X-path.</text:span></text:p>
      <text:p text:style-name="P14"><text:span text:style-name="T8">»<text:tab/></text:span>Knowledge<text:span text:style-name="T13"> </text:span>on<text:span text:style-name="T25"> </text:span>Creating<text:span text:style-name="T13"> </text:span>and<text:span text:style-name="T25"> </text:span>Scheduling<text:span text:style-name="T13"> </text:span>Jobs<text:span text:style-name="T25"> </text:span>in<text:span text:style-name="T13"> </text:span>Continuous<text:span text:style-name="T25"> </text:span>Integration<text:span text:style-name="T25"> </text:span>tool<text:span text:style-name="T13"> </text:span>like<text:span text:style-name="T25"> </text:span><text:span text:style-name="T8">Jenkins.</text:span></text:p>
      <text:p text:style-name="P8"><text:span text:style-name="T30">»<text:tab/></text:span><text:span text:style-name="T29">Good</text:span><text:span text:style-name="T40"> </text:span><text:span text:style-name="T29">knowledge</text:span><text:span text:style-name="T41"> </text:span><text:span text:style-name="T29">in</text:span><text:span text:style-name="T41"> </text:span><text:span text:style-name="T29">all</text:span><text:span text:style-name="T41"> </text:span><text:span text:style-name="T29">phases</text:span><text:span text:style-name="T41"> </text:span><text:span text:style-name="T30">STLC</text:span><text:span text:style-name="T42"> </text:span><text:span text:style-name="T29">and</text:span><text:span text:style-name="T41"> </text:span><text:span text:style-name="T30">SDLC</text:span><text:span text:style-name="T29">.</text:span></text:p>
      <text:p text:style-name="P16"><text:span text:style-name="T8">»<text:tab/></text:span>Having<text:span text:style-name="T27"> </text:span>knowledge<text:span text:style-name="T58"> </text:span>on<text:span text:style-name="T27"> </text:span>software<text:span text:style-name="T58"> </text:span>development<text:span text:style-name="T27"> </text:span>process<text:span text:style-name="T58"> </text:span>like<text:span text:style-name="T27"> </text:span><text:span text:style-name="T8">Agile</text:span><text:span text:style-name="T59"> </text:span><text:span text:style-name="T8">sprint</text:span><text:span text:style-name="T28"> </text:span>methodology,<text:span text:style-name="T58"> </text:span>Sprint<text:span text:style-name="T60"> </text:span>Planning<text:span text:style-name="T11"> </text:span>and<text:span text:style-name="T56"> </text:span>Retrospective<text:span text:style-name="T11"> </text:span>Meetings.</text:p>
      <text:p text:style-name="P14"><text:span text:style-name="T8">»<text:tab/></text:span>Having<text:span text:style-name="T57"> </text:span>with<text:span text:style-name="T57"> </text:span>basic<text:span text:style-name="T57"> </text:span>knowledge<text:span text:style-name="T57"> </text:span>on<text:span text:style-name="T57"> </text:span>SQL<text:span text:style-name="T57"> </text:span>queries<text:span text:style-name="T15"> </text:span>of<text:span text:style-name="T57"> </text:span>database.</text:p>
      <text:p text:style-name="P8"><text:span text:style-name="T30">»<text:tab/></text:span><text:span text:style-name="T29">Good</text:span><text:span text:style-name="T38"> </text:span><text:span text:style-name="T29">Knowledge</text:span><text:span text:style-name="T45"> </text:span><text:span text:style-name="T29">on</text:span><text:span text:style-name="T45"> </text:span><text:span text:style-name="T30">Java</text:span><text:span text:style-name="T46"> </text:span><text:span text:style-name="T30">(Oops)</text:span><text:span text:style-name="T46"> </text:span><text:span text:style-name="T29">concepts</text:span></text:p>
      <text:p text:style-name="P17"><text:span text:style-name="T8">»<text:tab/></text:span><text:span text:style-name="T62">Having basic knowledge on API testing and Rest-Assured.</text:span></text:p>
      <text:p text:style-name="P11"/>
      <text:list xml:id="list35516347" text:continue-numbering="true" text:style-name="Outline">
        <text:list-item>
          <text:h text:style-name="P34" text:outline-level="1">Experience</text:h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5">Organization</text:p>
          </table:table-cell>
          <table:table-cell table:style-name="Table1.A1" office:value-type="string">
            <text:p text:style-name="P57">Designation</text:p>
          </table:table-cell>
          <table:table-cell table:style-name="Table1.C1" office:value-type="string">
            <text:p text:style-name="P55">Year</text:p>
          </table:table-cell>
        </table:table-row>
        <table:table-row table:style-name="Table1.1">
          <table:table-cell table:style-name="Table1.A2" office:value-type="string">
            <text:p text:style-name="P54"><text:span text:style-name="T29">NstarX</text:span><text:span text:style-name="T40"> </text:span><text:span text:style-name="T29">India</text:span><text:span text:style-name="T40"> </text:span><text:span text:style-name="T29">Pvt</text:span><text:span text:style-name="T41"> </text:span><text:span text:style-name="T29">Ltd</text:span></text:p>
          </table:table-cell>
          <table:table-cell table:style-name="Table1.A2" office:value-type="string">
            <text:p text:style-name="P56"><text:span text:style-name="T31">Associate</text:span><text:span text:style-name="T34"> </text:span><text:span text:style-name="T29">Software</text:span><text:span text:style-name="T34"> </text:span><text:span text:style-name="T29">Test</text:span><text:span text:style-name="T34"> </text:span><text:span text:style-name="T29">Engineer</text:span></text:p>
          </table:table-cell>
          <table:table-cell table:style-name="Table1.C2" office:value-type="string">
            <text:p text:style-name="P54"><text:span text:style-name="T29">November</text:span><text:span text:style-name="T45"> </text:span><text:span text:style-name="T29">2022</text:span><text:span text:style-name="T40"> </text:span><text:span text:style-name="T29">–</text:span><text:span text:style-name="T40"> </text:span><text:span text:style-name="T29">present</text:span></text:p>
          </table:table-cell>
        </table:table-row>
      </table:table>
      <text:p text:style-name="P20"/>
      <text:p text:style-name="P4">Skills</text:p>
      <text:p text:style-name="P21"/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50">Languages</text:p>
            </table:table-cell>
            <table:table-cell table:style-name="Table2.B1" office:value-type="string">
              <text:p text:style-name="P52"><text:span text:style-name="T29">Java</text:span></text:p>
            </table:table-cell>
          </table:table-row>
          <table:table-row table:style-name="Table2.2">
            <table:table-cell table:style-name="Table2.A1" office:value-type="string">
              <text:p text:style-name="P58"><text:span text:style-name="T29">Operating</text:span><text:span text:style-name="T32"> </text:span><text:span text:style-name="T29">System</text:span></text:p>
            </table:table-cell>
            <table:table-cell table:style-name="Table2.B1" office:value-type="string">
              <text:p text:style-name="P58"><text:span text:style-name="T29">Windows</text:span><text:span text:style-name="T38"> </text:span><text:span text:style-name="T29">family</text:span></text:p>
            </table:table-cell>
          </table:table-row>
          <table:table-row table:style-name="Table2.3">
            <table:table-cell table:style-name="Table2.A1" office:value-type="string">
              <text:p text:style-name="P59"><text:span text:style-name="T31">Software</text:span><text:span text:style-name="T34"> </text:span><text:span text:style-name="T31">Testing</text:span></text:p>
            </table:table-cell>
            <table:table-cell table:style-name="Table2.B1" office:value-type="string">
              <text:p text:style-name="P59"><text:span text:style-name="T29">Manual</text:span><text:span text:style-name="T45"> </text:span><text:span text:style-name="T29">and</text:span><text:span text:style-name="T45"> </text:span><text:span text:style-name="T29">Automation</text:span></text:p>
            </table:table-cell>
          </table:table-row>
          <table:table-row table:style-name="Table2.4">
            <table:table-cell table:style-name="Table2.A1" office:value-type="string">
              <text:p text:style-name="P58"><text:span text:style-name="T31">Automation</text:span><text:span text:style-name="T32"> </text:span><text:span text:style-name="T29">Tools</text:span></text:p>
            </table:table-cell>
            <table:table-cell table:style-name="Table2.B1" office:value-type="string">
              <text:p text:style-name="P58"><text:span text:style-name="T47">Selenium</text:span><text:span text:style-name="T43"> </text:span><text:span text:style-name="T47">Web-Driver,</text:span><text:span text:style-name="T43"> t</text:span><text:span text:style-name="T31">estNG,</text:span><text:span text:style-name="T43"> </text:span><text:span text:style-name="T31">Cucumber,</text:span><text:span text:style-name="T36"> </text:span><text:span text:style-name="T31">Maven</text:span></text:p>
            </table:table-cell>
          </table:table-row>
          <table:table-row table:style-name="Table2.5">
            <table:table-cell table:style-name="Table2.A1" office:value-type="string">
              <text:p text:style-name="P52"><text:span text:style-name="T29">Data</text:span><text:span text:style-name="T41"> </text:span><text:span text:style-name="T29">Base</text:span></text:p>
            </table:table-cell>
            <table:table-cell table:style-name="Table2.B1" office:value-type="string">
              <text:p text:style-name="P50">SQL</text:p>
            </table:table-cell>
          </table:table-row>
          <table:table-row table:style-name="Table2.3">
            <table:table-cell table:style-name="Table2.A1" office:value-type="string">
              <text:p text:style-name="P53"><text:span text:style-name="T47">Defect</text:span><text:span text:style-name="T36"> </text:span><text:span text:style-name="T47">Tracking</text:span><text:span text:style-name="T38"> </text:span><text:span text:style-name="T31">Tools</text:span></text:p>
            </table:table-cell>
            <table:table-cell table:style-name="Table2.B1" office:value-type="string">
              <text:p text:style-name="P51">JIRA</text:p>
            </table:table-cell>
          </table:table-row>
        </table:table>
      </text:section>
      <text:list xml:id="list35520719" text:continue-numbering="true" text:style-name="Outline">
        <text:list-item>
          <text:h text:style-name="P35" text:outline-level="1">Educational<text:span text:style-name="T67"> </text:span>Qualifications:</text:h>
        </text:list-item>
      </text:list>
      <text:list xml:id="list4108178285737597542" text:style-name="WW8Num2">
        <text:list-item>
          <text:p text:style-name="P39"><text:span text:style-name="T29">Bachelor</text:span><text:span text:style-name="T48"> </text:span><text:span text:style-name="T29">of</text:span><text:span text:style-name="T49"> </text:span><text:span text:style-name="T29">Technology</text:span><text:span text:style-name="T49"> </text:span><text:span text:style-name="T29">-</text:span><text:span text:style-name="T49"> </text:span><text:span text:style-name="T68">Aurora’s</text:span><text:span text:style-name="T69"> </text:span><text:span text:style-name="T68">Scientific</text:span><text:span text:style-name="T69"> </text:span><text:span text:style-name="T68">Technological</text:span><text:span text:style-name="T69"> </text:span><text:span text:style-name="T68">and</text:span><text:span text:style-name="T69"> </text:span><text:span text:style-name="T68">Research</text:span><text:span text:style-name="T70"> </text:span><text:span text:style-name="T68">Academy,</text:span><text:span text:style-name="T70"> </text:span><text:span text:style-name="T68">Hyderabad</text:span><text:span text:style-name="T29">,</text:span><text:span text:style-name="T50"> </text:span><text:span text:style-name="T29">Telangana,</text:span><text:span text:style-name="T47"> </text:span><text:span text:style-name="T29">India.</text:span></text:p>
        </text:list-item>
        <text:list-item>
          <text:p text:style-name="P40"><text:span text:style-name="T29">VREC</text:span><text:span text:style-name="T34"> </text:span><text:span text:style-name="T29">-</text:span><text:span text:style-name="T34"> </text:span><text:span text:style-name="T29">Polytechnic</text:span><text:span text:style-name="T34"> </text:span><text:span text:style-name="T29">College,</text:span><text:span text:style-name="T34"> </text:span><text:span text:style-name="T29">Telangana,</text:span><text:span text:style-name="T34"> </text:span><text:span text:style-name="T29">India.</text:span></text:p>
        </text:list-item>
        <text:list-item>
          <text:p text:style-name="P40"><text:span text:style-name="T29">LFHS</text:span><text:span text:style-name="T43"> </text:span><text:span text:style-name="T29">-</text:span><text:span text:style-name="T43"> </text:span><text:span text:style-name="T29">Telangana,</text:span><text:span text:style-name="T43"> </text:span><text:span text:style-name="T29">India.</text:span></text:p>
        </text:list-item>
      </text:list>
      <text:p text:style-name="P22"/>
      <text:list xml:id="list35517659" text:continue-list="list35520719" text:style-name="Outline">
        <text:list-item>
          <text:h text:style-name="Heading_20_1" text:outline-level="1"><text:span text:style-name="T56">Representative</text:span><text:span text:style-name="T27"> </text:span>Projects:</text:h>
          <text:list>
            <text:list-item>
              <text:h text:style-name="P47" text:outline-level="2"><text:span text:style-name="T71">Project#2</text:span><text:span text:style-name="T72">:</text:span></text:h>
            </text:list-item>
          </text:list>
        </text:list-item>
      </text:list>
      <text:p text:style-name="P3"><text:span text:style-name="T30">Project</text:span><text:span text:style-name="T51"> </text:span><text:span text:style-name="T30">Name<text:tab/></text:span><text:span text:style-name="T73">:<text:tab/>OLobby</text:span></text:p>
      <text:p text:style-name="P5"><text:span text:style-name="T30">Role<text:tab/></text:span><text:span text:style-name="T73">:<text:tab/>Software</text:span><text:span text:style-name="T74"> </text:span><text:span text:style-name="T73">Test</text:span><text:span text:style-name="T75"> </text:span><text:span text:style-name="T73">Engineer</text:span></text:p>
      <text:p text:style-name="P6"><text:span text:style-name="T30">Tools<text:tab/>:<text:tab/></text:span><text:span text:style-name="T73">Selenium</text:span><text:span text:style-name="T76"> </text:span><text:span text:style-name="T73">WebDriver</text:span><text:span text:style-name="T81">,</text:span><text:span text:style-name="T82"> t</text:span><text:span text:style-name="T81">estNG,</text:span><text:span text:style-name="T82"> </text:span><text:span text:style-name="T73">Jenkins</text:span><text:span text:style-name="T77"> </text:span><text:span text:style-name="T73">and</text:span><text:span text:style-name="T77"> </text:span><text:span text:style-name="T73">Gitlab</text:span></text:p>
      <text:p text:style-name="P3"><text:span text:style-name="T30">Browsers<text:tab/>:<text:tab/></text:span><text:span text:style-name="T73">Chrome</text:span><text:span text:style-name="T78"> </text:span><text:span text:style-name="T73">and</text:span><text:span text:style-name="T79"> </text:span><text:span text:style-name="T73">MS-Edge</text:span></text:p>
      <text:p text:style-name="P23"/>
      <text:list xml:id="list35534176" text:continue-numbering="true" text:style-name="Outline">
        <text:list-item>
          <text:h text:style-name="P36" text:outline-level="1">Description:</text:h>
        </text:list-item>
      </text:list>
      <text:p text:style-name="P24">OLobby is a cloud based task management application that allows any user to manage their amount of<text:span text:style-name="T60"> </text:span>work on a desktop, IPad, mobile or other similar devices. OLobby makes things simple into one platform<text:span text:style-name="T60"> </text:span>and<text:span text:style-name="T60"> </text:span>focuses<text:span text:style-name="T60"> </text:span>on<text:span text:style-name="T60"> </text:span>productivity.<text:span text:style-name="T60"> </text:span>OLobby<text:span text:style-name="T60"> </text:span>includes<text:span text:style-name="T60"> </text:span>Global<text:span text:style-name="T60"> </text:span>Dashboard,<text:span text:style-name="T60"> </text:span>Document<text:span text:style-name="T60"> </text:span>and<text:span text:style-name="T60"> </text:span>File<text:span text:style-name="T60"> </text:span>Management,<text:span text:style-name="T60"> </text:span>Workflow system, Task Management, Quick Notes, Chat and Video Conference Call System. OLobby is an<text:span text:style-name="T60"> </text:span>All<text:span text:style-name="T12"> </text:span>in<text:span text:style-name="T85"> </text:span>one<text:span text:style-name="T85"> </text:span>cloud<text:span text:style-name="T85"> </text:span>based<text:span text:style-name="T85"> </text:span>solution<text:span text:style-name="T85"> </text:span>system<text:span text:style-name="T85"> </text:span>so<text:span text:style-name="T85"> </text:span>that<text:span text:style-name="T85"> </text:span>we<text:span text:style-name="T85"> </text:span>can<text:span text:style-name="T85"> </text:span>manage<text:span text:style-name="T85"> </text:span>our<text:span text:style-name="T85"> </text:span>tasks<text:span text:style-name="T85"> </text:span>quickly<text:span text:style-name="T85"> </text:span>and<text:span text:style-name="T85"> </text:span>smartly.</text:p>
      <text:p text:style-name="P25">OLobby<text:span text:style-name="T86"> </text:span>has<text:span text:style-name="T86"> </text:span>a<text:span text:style-name="T57"> </text:span>vision<text:span text:style-name="T57"> </text:span>to<text:span text:style-name="T57"> </text:span>transform<text:span text:style-name="T57"> </text:span>the<text:span text:style-name="T57"> </text:span>way<text:span text:style-name="T57"> </text:span>accounting<text:span text:style-name="T57"> </text:span>firms<text:span text:style-name="T57"> </text:span>work<text:span text:style-name="T57"> </text:span>while<text:span text:style-name="T57"> </text:span>rendering<text:span text:style-name="T57"> </text:span>their<text:span text:style-name="T57"> </text:span>services<text:span text:style-name="T57"> </text:span>in<text:span text:style-name="T57"> </text:span>the<text:span text:style-name="T57"> </text:span>areas<text:span text:style-name="T60"> </text:span>of<text:span text:style-name="T11"> </text:span>financial<text:span text:style-name="T11"> </text:span>close,<text:span text:style-name="T11"> </text:span>Internal<text:span text:style-name="T56"> </text:span>audits<text:span text:style-name="T11"> </text:span>and<text:span text:style-name="T11"> </text:span>External<text:span text:style-name="T11"> </text:span>audits<text:span text:style-name="T56"> </text:span>to<text:span text:style-name="T11"> </text:span>their<text:span text:style-name="T11"> </text:span>clients.</text:p>
      <text:p text:style-name="Text_20_body"/>
      <text:list xml:id="list35530371" text:continue-numbering="true" text:style-name="Outline">
        <text:list-item>
          <text:h text:style-name="Heading_20_1" text:outline-level="1">Roles</text:h>
        </text:list-item>
      </text:list>
      <text:list xml:id="list35512572" text:continue-list="list4108178285737597542" text:style-name="WW8Num2">
        <text:list-item>
          <text:p text:style-name="P41"><text:span text:style-name="T29">Developing</text:span><text:span text:style-name="T34"> </text:span><text:span text:style-name="T29">Selenium</text:span><text:span text:style-name="T43"> </text:span><text:span text:style-name="T29">Test</text:span><text:span text:style-name="T43"> </text:span><text:span text:style-name="T29">scripts</text:span><text:span text:style-name="T43"> </text:span><text:span text:style-name="T29">using</text:span><text:span text:style-name="T43"> </text:span><text:span text:style-name="T29">Selenium</text:span><text:span text:style-name="T34"> </text:span><text:span text:style-name="T29">Web</text:span><text:span text:style-name="T43"> </text:span><text:span text:style-name="T29">Driver</text:span></text:p>
        </text:list-item>
        <text:list-item>
          <text:p text:style-name="P42"><text:span text:style-name="T29">Writing</text:span><text:span text:style-name="T43"> </text:span><text:span text:style-name="T29">the</text:span><text:span text:style-name="T36"> </text:span><text:span text:style-name="T29">test</text:span><text:span text:style-name="T43"> </text:span><text:span text:style-name="T29">class</text:span><text:span text:style-name="T36"> </text:span><text:span text:style-name="T29">methods</text:span><text:span text:style-name="T36"> </text:span><text:span text:style-name="T29">using</text:span><text:span text:style-name="T43"> t</text:span><text:span text:style-name="T29">estNG.</text:span></text:p>
        </text:list-item>
        <text:list-item>
          <text:p text:style-name="P42"><text:span text:style-name="T29">Preparing</text:span><text:span text:style-name="T45"> </text:span><text:span text:style-name="T29">Page</text:span><text:span text:style-name="T40"> </text:span><text:span text:style-name="T29">Object</text:span><text:span text:style-name="T45"> </text:span><text:span text:style-name="T29">Model</text:span><text:span text:style-name="T40"> </text:span><text:span text:style-name="T29">for</text:span><text:span text:style-name="T45"> </text:span><text:span text:style-name="T29">the</text:span><text:span text:style-name="T40"> </text:span><text:span text:style-name="T29">modules</text:span><text:span text:style-name="T45"> </text:span><text:span text:style-name="T29">of</text:span><text:span text:style-name="T40"> </text:span><text:span text:style-name="T29">the</text:span><text:span text:style-name="T40"> </text:span><text:span text:style-name="T29">page.</text:span></text:p>
        </text:list-item>
        <text:list-item>
          <text:p text:style-name="P42"><text:span text:style-name="T31">Automated</text:span><text:span text:style-name="T32"> </text:span><text:span text:style-name="T31">test</text:span><text:span text:style-name="T34"> </text:span><text:span text:style-name="T31">suites</text:span><text:span text:style-name="T34"> </text:span><text:span text:style-name="T29">using</text:span><text:span text:style-name="T32"> </text:span><text:span text:style-name="T29">Selenium</text:span><text:span text:style-name="T34"> <text:s/>t</text:span><text:span text:style-name="T29">estNG</text:span><text:span text:style-name="T34"> </text:span><text:span text:style-name="T29">Framework.</text:span></text:p>
        </text:list-item>
        <text:list-item>
          <text:p text:style-name="P42"><text:span text:style-name="T29">Running</text:span><text:span text:style-name="T43"> </text:span><text:span text:style-name="T29">the</text:span><text:span text:style-name="T43"> </text:span><text:span text:style-name="T29">scripts</text:span><text:span text:style-name="T43"> </text:span><text:span text:style-name="T29">on</text:span><text:span text:style-name="T43"> </text:span><text:span text:style-name="T29">Different</text:span><text:span text:style-name="T36"> </text:span><text:span text:style-name="T29">Browsers</text:span><text:span text:style-name="T43"> </text:span><text:span text:style-name="T29">through</text:span><text:span text:style-name="T43"> </text:span><text:span text:style-name="T29">xml</text:span><text:span text:style-name="T43"> </text:span><text:span text:style-name="T29">Using</text:span><text:span text:style-name="T36"> t</text:span><text:span text:style-name="T29">estNG.</text:span></text:p>
        </text:list-item>
        <text:list-item>
          <text:p text:style-name="P42"><text:span text:style-name="T29">Analyzing</text:span><text:span text:style-name="T36"> </text:span><text:span text:style-name="T29">and</text:span><text:span text:style-name="T36"> </text:span><text:span text:style-name="T29">fixing</text:span><text:span text:style-name="T36"> </text:span><text:span text:style-name="T29">the</text:span><text:span text:style-name="T36"> </text:span><text:span text:style-name="T29">failed</text:span><text:span text:style-name="T36"> </text:span><text:span text:style-name="T29">Test</text:span><text:span text:style-name="T36"> </text:span><text:span text:style-name="T29">scripts.</text:span></text:p>
        </text:list-item>
        <text:list-item>
          <text:p text:style-name="P42"><text:span text:style-name="T29">Execute</text:span><text:span text:style-name="T45"> </text:span><text:span text:style-name="T29">the</text:span><text:span text:style-name="T40"> </text:span><text:span text:style-name="T29">test</text:span><text:span text:style-name="T45"> </text:span><text:span text:style-name="T29">cases</text:span><text:span text:style-name="T40"> </text:span><text:span text:style-name="T29">and</text:span><text:span text:style-name="T45"> </text:span><text:span text:style-name="T29">develop</text:span><text:span text:style-name="T40"> </text:span><text:span text:style-name="T29">the</text:span><text:span text:style-name="T45"> </text:span><text:span text:style-name="T29">test</text:span><text:span text:style-name="T40"> </text:span><text:span text:style-name="T29">scripts</text:span><text:span text:style-name="T45"> </text:span><text:span text:style-name="T29">by</text:span><text:span text:style-name="T40"> </text:span><text:span text:style-name="T29">using</text:span><text:span text:style-name="T45"> </text:span><text:span text:style-name="T29">selenium</text:span><text:span text:style-name="T40"> </text:span><text:span text:style-name="T29">web</text:span><text:span text:style-name="T40"> </text:span><text:span text:style-name="T29">driver</text:span><text:span text:style-name="T45"> </text:span><text:span text:style-name="T29">and</text:span><text:span text:style-name="T40"> </text:span><text:span text:style-name="T29">java</text:span><text:span text:style-name="T45"> </text:span><text:span text:style-name="T29">in</text:span><text:span text:style-name="T40"> </text:span><text:span text:style-name="T29">Eclipse.</text:span></text:p>
        </text:list-item>
        <text:list-item>
          <text:p text:style-name="P42"><text:span text:style-name="T29">Performed</text:span><text:span text:style-name="T32"> </text:span><text:span text:style-name="T29">Functional,</text:span><text:span text:style-name="T34"> </text:span><text:span text:style-name="T29">Smoke</text:span><text:span text:style-name="T34"> </text:span><text:span text:style-name="T29">and</text:span><text:span text:style-name="T32"> </text:span><text:span text:style-name="T29">Sanity</text:span><text:span text:style-name="T34"> </text:span><text:span text:style-name="T29">Testing</text:span><text:span text:style-name="T34"> </text:span><text:span text:style-name="T29">utilizing</text:span><text:span text:style-name="T34"> </text:span><text:span text:style-name="T29">automated</text:span><text:span text:style-name="T32"> </text:span><text:span text:style-name="T29">test</text:span><text:span text:style-name="T34"> </text:span><text:span text:style-name="T29">scripts.</text:span></text:p>
        </text:list-item>
        <text:list-item>
          <text:p text:style-name="P43"><text:span text:style-name="T29">Defects</text:span><text:span text:style-name="T34"> </text:span><text:span text:style-name="T29">Encountered</text:span><text:span text:style-name="T34"> </text:span><text:span text:style-name="T29">during</text:span><text:span text:style-name="T43"> </text:span><text:span text:style-name="T29">Regression</text:span><text:span text:style-name="T34"> </text:span><text:span text:style-name="T29">Test</text:span><text:span text:style-name="T43"> </text:span><text:span text:style-name="T29">and</text:span><text:span text:style-name="T34"> </text:span><text:span text:style-name="T29">Follow-up</text:span><text:span text:style-name="T43"> </text:span><text:span text:style-name="T29">with</text:span><text:span text:style-name="T34"> </text:span><text:span text:style-name="T29">Developers</text:span><text:span text:style-name="T43"> </text:span><text:span text:style-name="T29">until</text:span><text:span text:style-name="T34"> </text:span><text:span text:style-name="T29">all</text:span><text:span text:style-name="T43"> </text:span><text:span text:style-name="T29">Issues</text:span><text:span text:style-name="T34"> </text:span><text:span text:style-name="T29">were</text:span><text:span text:style-name="T50"> </text:span><text:span text:style-name="T29">resolved.</text:span></text:p>
        </text:list-item>
        <text:list-item>
          <text:p text:style-name="P42"><text:span text:style-name="T29">Running</text:span><text:span text:style-name="T40"> </text:span><text:span text:style-name="T29">all</text:span><text:span text:style-name="T40"> </text:span><text:span text:style-name="T29">the</text:span><text:span text:style-name="T40"> </text:span><text:span text:style-name="T29">test</text:span><text:span text:style-name="T40"> </text:span><text:span text:style-name="T29">scripts</text:span><text:span text:style-name="T40"> </text:span><text:span text:style-name="T29">by</text:span><text:span text:style-name="T40"> </text:span><text:span text:style-name="T29">using</text:span><text:span text:style-name="T40"> </text:span><text:span text:style-name="T29">maven</text:span><text:span text:style-name="T40"> </text:span><text:span text:style-name="T29">build</text:span><text:span text:style-name="T41"> </text:span><text:span text:style-name="T29">level</text:span><text:span text:style-name="T40"> </text:span><text:span text:style-name="T29">commands</text:span><text:span text:style-name="T40"> </text:span><text:span text:style-name="T29">and</text:span><text:span text:style-name="T40"> </text:span><text:span text:style-name="T29">pom.xml</text:span></text:p>
        </text:list-item>
        <text:list-item>
          <text:p text:style-name="P42"><text:span text:style-name="T29">Scheduling</text:span><text:span text:style-name="T36"> </text:span><text:span text:style-name="T29">Jobs/Builds</text:span><text:span text:style-name="T36"> </text:span><text:span text:style-name="T29">with</text:span><text:span text:style-name="T38"> </text:span><text:span text:style-name="T29">respective</text:span><text:span text:style-name="T36"> </text:span><text:span text:style-name="T29">time</text:span><text:span text:style-name="T38"> </text:span><text:span text:style-name="T29">using</text:span><text:span text:style-name="T36"> </text:span><text:span text:style-name="T29">continuous</text:span><text:span text:style-name="T38"> </text:span><text:span text:style-name="T29">integration</text:span><text:span text:style-name="T36"> </text:span><text:span text:style-name="T29">tool</text:span><text:span text:style-name="T36"> </text:span><text:span text:style-name="T29">as</text:span><text:span text:style-name="T38"> </text:span><text:span text:style-name="T29">Jenkins</text:span></text:p>
        </text:list-item>
        <text:list-item>
          <text:p text:style-name="P42"><text:span text:style-name="T29">Git-lab</text:span><text:span text:style-name="T38"> </text:span><text:span text:style-name="T29">version</text:span><text:span text:style-name="T45"> </text:span><text:span text:style-name="T29">control</text:span><text:span text:style-name="T45"> </text:span><text:span text:style-name="T29">tool</text:span><text:span text:style-name="T38"> </text:span><text:span text:style-name="T29">pushing</text:span><text:span text:style-name="T45"> </text:span><text:span text:style-name="T29">and</text:span><text:span text:style-name="T45"> </text:span><text:span text:style-name="T29">pulling</text:span><text:span text:style-name="T38"> </text:span><text:span text:style-name="T29">of</text:span><text:span text:style-name="T45"> </text:span><text:span text:style-name="T29">the</text:span><text:span text:style-name="T45"> </text:span><text:span text:style-name="T29">scripts</text:span><text:span text:style-name="T45"> </text:span><text:span text:style-name="T29">in</text:span><text:span text:style-name="T38"> </text:span><text:span text:style-name="T29">remote</text:span><text:span text:style-name="T45"> </text:span><text:span text:style-name="T29">repository</text:span></text:p>
        </text:list-item>
      </text:list>
      <text:p text:style-name="P12"/>
      <text:p text:style-name="P11"/>
      <text:list xml:id="list35509800" text:continue-list="list35530371" text:style-name="Outline">
        <text:list-item>
          <text:list>
            <text:list-item>
              <text:h text:style-name="P48" text:outline-level="2"><text:span text:style-name="T71">Project</text:span><text:span text:style-name="T16"> </text:span><text:span text:style-name="T71">#1</text:span></text:h>
            </text:list-item>
          </text:list>
        </text:list-item>
      </text:list>
      <text:p text:style-name="P3"><text:span text:style-name="T30">Project</text:span><text:span text:style-name="T51"> </text:span><text:span text:style-name="T30">Name<text:tab/></text:span><text:span text:style-name="T73">:<text:tab/>CredentialMyDoc(CMD)</text:span></text:p>
      <text:p text:style-name="P3"><text:span text:style-name="T30">Role<text:tab/></text:span><text:span text:style-name="T73">:<text:tab/></text:span><text:span text:style-name="T80">Software</text:span><text:span text:style-name="T74"> </text:span><text:span text:style-name="T80">Test</text:span><text:span text:style-name="T74"> </text:span><text:span text:style-name="T73">Engineer</text:span></text:p>
      <text:p text:style-name="P7"><text:span text:style-name="T30">Team</text:span><text:span text:style-name="T37"> </text:span><text:span text:style-name="T30">Size<text:tab/></text:span><text:span text:style-name="T73">:</text:span><text:span text:style-name="T87"><text:tab/></text:span><text:span text:style-name="T73">12</text:span></text:p>
      <text:p text:style-name="P3"><text:span text:style-name="T30">Browsers<text:tab/></text:span><text:span text:style-name="T73">:<text:tab/>Chrome</text:span><text:span text:style-name="T78"> </text:span><text:span text:style-name="T73">and</text:span><text:span text:style-name="T79"> </text:span><text:span text:style-name="T73">Microsoft</text:span><text:span text:style-name="T78"> </text:span><text:span text:style-name="T73">Edge</text:span></text:p>
      <text:list xml:id="list35511895" text:continue-numbering="true" text:style-name="Outline">
        <text:list-item>
          <text:h text:style-name="P38" text:outline-level="1">Description</text:h>
        </text:list-item>
      </text:list>
      <text:p text:style-name="P26">CredentialMyDoc will help you in many ways as your one-stop Medical Staff and Provider Enrollment<text:span text:style-name="T60"> </text:span>pre-populated form creation and process management tool. By linking its database with a PDFdocument<text:span text:style-name="T60"> </text:span>function,CredentialMyDoc<text:span text:style-name="T88"> </text:span>will<text:span text:style-name="T89"> </text:span>store<text:span text:style-name="T58"> </text:span>provider<text:span text:style-name="T58"> </text:span>information<text:span text:style-name="T13"> </text:span>and<text:span text:style-name="T58"> </text:span>populate<text:span text:style-name="T58"> </text:span>applications,<text:span text:style-name="T13"> </text:span>letter<text:span text:style-name="T58"> </text:span>and<text:span text:style-name="T58"> </text:span>reports<text:span text:style-name="T13"> </text:span>on<text:span text:style-name="T60"> </text:span>an as-needed basis. Once accurate information is entered into the Provider Profile, documents (that are<text:span text:style-name="T60"> </text:span>ready for provider signature) may be produced quickly and easily, allowing prompt submission to health<text:span text:style-name="T60"> </text:span>plans<text:span text:style-name="T60"> </text:span>or<text:span text:style-name="T60"> </text:span>credentialing<text:span text:style-name="T60"> </text:span>committees.<text:span text:style-name="T60"> </text:span>CredentialMyDoc<text:span text:style-name="T60"> </text:span>also helps manage the process of credentialing<text:span text:style-name="T60"> </text:span>providers for the Medical Staff privileging and enrollment by providing atracking and task management<text:span text:style-name="T60"> </text:span>module<text:span text:style-name="T11"> </text:span>to<text:span text:style-name="T56"> </text:span>house<text:span text:style-name="T56"> </text:span>task<text:span text:style-name="T11"> </text:span>assignments<text:span text:style-name="T56"> </text:span>and<text:span text:style-name="T56"> </text:span>notes.</text:p>
      <text:p text:style-name="P10"/>
      <text:list xml:id="list35507830" text:continue-numbering="true" text:style-name="Outline">
        <text:list-item>
          <text:h text:style-name="P37" text:outline-level="1">Roles</text:h>
        </text:list-item>
      </text:list>
      <text:list xml:id="list35513607" text:continue-list="list35512572" text:style-name="WW8Num2">
        <text:list-item>
          <text:p text:style-name="P44"><text:span text:style-name="T29">Involved</text:span><text:span text:style-name="T43"> </text:span><text:span text:style-name="T29">in</text:span><text:span text:style-name="T43"> </text:span><text:span text:style-name="T29">preparing</text:span><text:span text:style-name="T43"> </text:span><text:span text:style-name="T29">and</text:span><text:span text:style-name="T43"> </text:span><text:span text:style-name="T29">Executing</text:span><text:span text:style-name="T43"> </text:span><text:span text:style-name="T29">Test</text:span><text:span text:style-name="T43"> </text:span><text:span text:style-name="T29">Cases</text:span><text:span text:style-name="T43"> </text:span><text:span text:style-name="T29">as</text:span><text:span text:style-name="T43"> </text:span><text:span text:style-name="T29">per</text:span><text:span text:style-name="T43"> </text:span><text:span text:style-name="T29">System</text:span><text:span text:style-name="T43"> </text:span><text:span text:style-name="T29">Requirements.</text:span></text:p>
        </text:list-item>
        <text:list-item>
          <text:p text:style-name="P45"><text:span text:style-name="T29">Developed</text:span><text:span text:style-name="T43"> </text:span><text:span text:style-name="T29">Test</text:span><text:span text:style-name="T36"> </text:span><text:span text:style-name="T29">Cases</text:span><text:span text:style-name="T36"> </text:span><text:span text:style-name="T29">using</text:span><text:span text:style-name="T36"> </text:span><text:span text:style-name="T29">JIRA.</text:span></text:p>
        </text:list-item>
        <text:list-item>
          <text:p text:style-name="P45"><text:span text:style-name="T31">Involved</text:span><text:span text:style-name="T34"> </text:span><text:span text:style-name="T31">in</text:span><text:span text:style-name="T43"> </text:span><text:span text:style-name="T31">Functional,</text:span><text:span text:style-name="T43"> </text:span><text:span text:style-name="T29">Sanity,</text:span><text:span text:style-name="T43"> </text:span><text:span text:style-name="T29">Smoke</text:span><text:span text:style-name="T43"> </text:span><text:span text:style-name="T29">&amp;</text:span><text:span text:style-name="T34"> </text:span><text:span text:style-name="T29">Regression</text:span><text:span text:style-name="T43"> </text:span><text:span text:style-name="T29">Testing.</text:span></text:p>
        </text:list-item>
        <text:list-item>
          <text:p text:style-name="P45"><text:span text:style-name="T29">Communicating</text:span><text:span text:style-name="T36"> </text:span><text:span text:style-name="T29">with</text:span><text:span text:style-name="T38"> </text:span><text:span text:style-name="T29">team’s</text:span><text:span text:style-name="T38"> </text:span><text:span text:style-name="T29">members</text:span><text:span text:style-name="T38"> </text:span><text:span text:style-name="T29">in</text:span><text:span text:style-name="T36"> </text:span><text:span text:style-name="T29">order</text:span><text:span text:style-name="T38"> </text:span><text:span text:style-name="T29">to</text:span><text:span text:style-name="T38"> </text:span><text:span text:style-name="T29">resolve</text:span><text:span text:style-name="T38"> </text:span><text:span text:style-name="T29">the</text:span><text:span text:style-name="T36"> </text:span><text:span text:style-name="T29">issues.</text:span></text:p>
        </text:list-item>
        <text:list-item>
          <text:p text:style-name="P45"><text:span text:style-name="T29">Attending</text:span><text:span text:style-name="T43"> </text:span><text:span text:style-name="T29">daily</text:span><text:span text:style-name="T36"> </text:span><text:span text:style-name="T29">scrum</text:span><text:span text:style-name="T43"> </text:span><text:span text:style-name="T29">meetings,</text:span><text:span text:style-name="T36"> </text:span><text:span text:style-name="T29">Sprint</text:span><text:span text:style-name="T36"> </text:span><text:span text:style-name="T29">Retrospective</text:span><text:span text:style-name="T43"> </text:span><text:span text:style-name="T29">meetings</text:span><text:span text:style-name="T36"> </text:span><text:span text:style-name="T29">and</text:span><text:span text:style-name="T43"> </text:span><text:span text:style-name="T29">Sprint</text:span><text:span text:style-name="T36"> </text:span><text:span text:style-name="T29">Planning.</text:span></text:p>
        </text:list-item>
        <text:list-item>
          <text:p text:style-name="P46"><text:span text:style-name="T29">Involved</text:span><text:span text:style-name="T52"> </text:span><text:span text:style-name="T29">in</text:span><text:span text:style-name="T53"> </text:span><text:span text:style-name="T29">creation</text:span><text:span text:style-name="T53"> </text:span><text:span text:style-name="T29">of</text:span><text:span text:style-name="T52"> </text:span><text:span text:style-name="T29">the</text:span><text:span text:style-name="T53"> </text:span><text:span text:style-name="T29">test</text:span><text:span text:style-name="T53"> </text:span><text:span text:style-name="T29">cases</text:span><text:span text:style-name="T53"> </text:span><text:span text:style-name="T29">in</text:span><text:span text:style-name="T52"> </text:span><text:span text:style-name="T29">Test</text:span><text:span text:style-name="T53"> </text:span><text:span text:style-name="T29">case</text:span><text:span text:style-name="T53"> </text:span><text:span text:style-name="T29">template</text:span><text:span text:style-name="T52"> </text:span><text:span text:style-name="T29">and</text:span><text:span text:style-name="T53"> </text:span><text:span text:style-name="T29">creating</text:span><text:span text:style-name="T53"> </text:span><text:span text:style-name="T29">bug</text:span><text:span text:style-name="T54"> </text:span><text:span text:style-name="T29">report</text:span><text:span text:style-name="T55"> </text:span><text:span text:style-name="T29">sheet</text:span><text:span text:style-name="T54"> </text:span><text:span text:style-name="T29">with</text:span><text:span text:style-name="T50"> </text:span><text:span text:style-name="T29">updating</text:span><text:span text:style-name="T47"> </text:span><text:span text:style-name="T29">priority</text:span><text:span text:style-name="T31"> </text:span><text:span text:style-name="T29">and</text:span><text:span text:style-name="T47"> </text:span><text:span text:style-name="T29">severity</text:span><text:span text:style-name="T31"> </text:span><text:span text:style-name="T29">conditions.</text:span></text:p>
        </text:list-item>
      </text:list>
      <text:p text:style-name="P18"/>
      <text:p text:style-name="P9"><text:span text:style-name="T90">Personal</text:span><text:span text:style-name="T91"> </text:span><text:span text:style-name="T90">Details</text:span></text:p>
      <text:p text:style-name="P27">Date<text:span text:style-name="T12"> </text:span>of<text:span text:style-name="T12"> </text:span>Birth<text:tab/>: 18/05/1998<text:span text:style-name="T60"> </text:span>Father’s<text:span text:style-name="T10"> </text:span>Name<text:tab/>:<text:span text:style-name="T10"> </text:span>Ravindhar<text:span text:style-name="T25"> </text:span>goud<text:span text:style-name="T92"> </text:span>Nationality<text:tab/>:<text:span text:style-name="T11"> </text:span>Indian</text:p>
      <text:p text:style-name="P28">Passport<text:span text:style-name="T10"> </text:span>Status<text:tab/>:<text:span text:style-name="T10"> </text:span>Available</text:p>
      <text:p text:style-name="P30">Languages<text:span text:style-name="T15"> </text:span>known<text:tab/>:<text:span text:style-name="T25"> </text:span>English,<text:span text:style-name="T10"> </text:span>Telugu<text:span text:style-name="T25"> </text:span>and<text:span text:style-name="T25"> </text:span>Hindi</text:p>
      <text:p text:style-name="P29">Permanent<text:span text:style-name="T13"> </text:span>Address<text:span text:style-name="T93"> </text:span>:<text:span text:style-name="T25"> </text:span>H-no:-<text:span text:style-name="T25"> </text:span>3-87,<text:span text:style-name="T25"> </text:span>Pipri,<text:span text:style-name="T25"> </text:span>Bheemgal,<text:span text:style-name="T25"> </text:span>Nizamabad,<text:span text:style-name="T13"> </text:span>Telangana,<text:span text:style-name="T25"> </text:span>India.</text:p>
      <text:p text:style-name="Text_20_body"/>
      <text:list xml:id="list35531197" text:continue-list="list35507830" text:style-name="Outline">
        <text:list-item>
          <text:list>
            <text:list-item>
              <text:h text:style-name="P49" text:outline-level="2">Declaration:</text:h>
            </text:list-item>
          </text:list>
        </text:list-item>
      </text:list>
      <text:p text:style-name="P31">I<text:span text:style-name="T10"> </text:span>hereby<text:span text:style-name="T57"> </text:span>declare<text:span text:style-name="T57"> </text:span>that<text:span text:style-name="T57"> </text:span>the<text:span text:style-name="T57"> </text:span>information<text:span text:style-name="T57"> </text:span>furnished<text:span text:style-name="T10"> </text:span>above<text:span text:style-name="T57"> </text:span>is<text:span text:style-name="T57"> </text:span>true<text:span text:style-name="T57"> </text:span>to<text:span text:style-name="T57"> </text:span>the<text:span text:style-name="T57"> </text:span>best<text:span text:style-name="T57"> </text:span>of<text:span text:style-name="T10"> </text:span>my<text:span text:style-name="T57"> </text:span>knowledge.</text:p>
      <text:p text:style-name="P12"/>
      <text:p text:style-name="P32">Place:<text:span text:style-name="T13"> </text:span>Hyderabad</text:p>
      <text:p text:style-name="P33">(Ranadhe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2" svg:font-family="Arial" style:font-family-generic="swiss"/>
    <style:font-face style:name="Calibri1" svg:font-family="Calibri" style:font-pitch="variable"/>
    <style:font-face style:name="Microsoft Sans Serif1" svg:font-family="'Microsoft Sans Serif'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cm" fo:margin-right="0cm" fo:margin-top="0cm" fo:margin-bottom="0cm" style:line-height-at-least="0.176cm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list-style-name="" style:class="text">
      <style:paragraph-properties fo:margin-left="0cm" fo:margin-right="0cm" fo:text-indent="0cm" style:auto-text-indent="false"/>
      <style:text-properties style:font-name="Calibri" fo:font-size="11pt" fo:language="en" fo:country="US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176cm" fo:margin-right="0cm" fo:line-height="0.601cm" fo:text-indent="0cm" style:auto-text-indent="false"/>
      <style:text-properties style:font-name="Calibri" fo:font-size="14pt" fo:language="en" fo:country="US" fo:font-weight="bold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176cm" fo:margin-right="0cm" fo:text-indent="0cm" style:auto-text-indent="false"/>
      <style:text-properties style:font-name="Calibri" fo:font-size="11pt" fo:language="en" fo:country="US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list-style-name="">
      <style:paragraph-properties fo:margin-left="1.446cm" fo:margin-right="0cm" fo:text-indent="-0.635cm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Table_20_Paragraph" style:display-name="Table Paragraph" style:family="paragraph" style:parent-style-name="Standard" style:list-style-name="">
      <style:paragraph-properties fo:margin-left="0.183cm" fo:margin-right="0cm" fo:text-indent="0cm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ff8100" style:font-name="Microsoft Sans Serif" fo:font-size="11pt" fo:language="en" fo:country="US" style:font-size-asian="11pt" style:language-asian="en" style:country-asian="US" style:font-name-complex="Microsoft Sans Serif1" style:font-size-complex="11pt" style:language-complex="ar" style:country-complex="SA" style:text-scale="100%"/>
    </style:style>
    <style:style style:name="WW8Num2z1" style:family="text">
      <style:text-properties style:font-name="Symbol" fo:language="en" fo:country="US" style:language-asian="en" style:country-asian="US" style:font-name-complex="Symbol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ff8100" fo:font-size="11pt" fo:language="en" fo:country="US" style:font-name-asian="Microsoft Sans Serif1" style:font-size-asian="11pt" style:language-asian="en" style:country-asian="US" style:font-name-complex="Microsoft Sans Serif1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314cm"/>
        </style:list-level-properties>
        <style:text-properties style:font-name="Microsoft Sans Serif"/>
      </text:list-level-style-bullet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style:font-name="Symbol"/>
      </text:list-level-style-bullet>
      <text:list-level-style-bullet text:level="3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4.494cm"/>
        </style:list-level-properties>
        <style:text-properties style:font-name="Symbol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6.089cm"/>
        </style:list-level-properties>
        <style:text-properties style:font-name="Symbol"/>
      </text:list-level-style-bullet>
      <text:list-level-style-bullet text:level="5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7.684cm"/>
        </style:list-level-properties>
        <style:text-properties style:font-name="Symbol"/>
      </text:list-level-style-bullet>
      <text:list-level-style-bullet text:level="6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10.873cm"/>
        </style:list-level-properties>
        <style:text-properties style:font-name="Symbol"/>
      </text:list-level-style-bullet>
      <text:list-level-style-bullet text:level="8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12.467cm"/>
        </style:list-level-properties>
        <style:text-properties style:font-name="Symbol"/>
      </text:list-level-style-bullet>
      <text:list-level-style-bullet text:level="9" text:style-name="WW8Num2z1" style:num-suffix="." text:bullet-char="">
        <style:list-level-properties text:list-level-position-and-space-mode="label-alignment">
          <style:list-level-label-alignment text:label-followed-by="listtab" fo:text-indent="-0.635cm" fo:margin-left="14.062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2.046cm" fo:margin-right="2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nadheer-Resume(Software Test Engineer).docx</dc:title>
    <meta:creation-date>2023-11-07T15:14:16.12</meta:creation-date>
    <dc:date>2023-11-07T15:21:17.72</dc:date>
    <meta:editing-duration>P2171DT9H38M46S</meta:editing-duration>
    <meta:initial-creator>Ranadheer Durgi</meta:initial-creator>
    <dc:creator>Ranadheer Durgi</dc:creator>
    <meta:editing-cycles>1</meta:editing-cycles>
    <meta:generator>OpenOffice/4.1.6$Win32 OpenOffice.org_project/416m1$Build-9790</meta:generator>
    <meta:document-statistic meta:table-count="2" meta:image-count="0" meta:object-count="0" meta:page-count="3" meta:paragraph-count="87" meta:word-count="782" meta:character-count="516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